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792cm"/>
        </style:tab-stops>
      </style:paragraph-properties>
      <style:text-properties officeooo:paragraph-rsid="000e75d1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officeooo:paragraph-rsid="000e75d1"/>
    </style:style>
    <style:style style:name="T1" style:family="text">
      <style:text-properties fo:color="#000000" style:font-name="Consolas" fo:font-size="14pt" fo:language="de" fo:country="DE" style:font-size-asian="14pt" style:font-name-complex="Consolas1" style:font-size-complex="14pt"/>
    </style:style>
    <style:style style:name="T2" style:family="text">
      <style:text-properties fo:color="#7f0055" style:font-name="Consolas" fo:font-size="14pt" fo:language="de" fo:country="DE" fo:font-weight="bold" style:font-size-asian="14pt" style:font-weight-asian="bold" style:font-name-complex="Consolas1" style:font-size-complex="14pt" style:font-weight-complex="bold"/>
    </style:style>
    <style:style style:name="T3" style:family="text">
      <style:text-properties fo:color="#3f7f5f" style:font-name="Consolas" fo:font-size="14pt" fo:language="de" fo:country="DE" style:font-size-asian="14pt" style:font-name-complex="Consolas1" style:font-size-complex="14pt"/>
    </style:style>
    <style:style style:name="T4" style:family="text">
      <style:text-properties fo:color="#3f7f5f" style:font-name="Consolas" fo:font-size="14pt" fo:language="de" fo:country="DE" style:text-underline-style="solid" style:text-underline-width="auto" style:text-underline-color="font-color" style:font-size-asian="14pt" style:font-name-complex="Consolas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olgeleme g=</text:span><text:span text:style-name="T2">new</text:span><text:span text:style-name="T1"> Golgeleme(50);</text:span></text:p>
      <text:p text:style-name="P2"><text:span text:style-name="T3">//GolgeTaban </text:span><text:span text:style-name="T4">gtb</text:span><text:span text:style-name="T3">=(GolgeTaban)g;</text:span></text:p>
      <text:p text:style-name="P2"><text:span text:style-name="T3">//GolgeTabanTaban <text:s/></text:span><text:span text:style-name="T4">gttb</text:span><text:span text:style-name="T3">=(GolgeTabanTaban)g;</text:span></text:p>
      <text:p text:style-name="P2"><text:span text:style-name="T3">//System.out.println(g.a);</text:span></text:p>
      <text:p text:style-name="P2"><text:span text:style-name="T3">//System.out.println(gtb.a);</text:span></text:p>
      <text:p text:style-name="P2"><text:span text:style-name="T3">//System.out.println(gttb.a);</text:span></text:p>
      <text:p text:style-name="P1"><text:span text:style-name="T1"><text:s text:c="2"/>g.metod(3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5:22:10.425443155</meta:creation-date>
    <dc:date>2014-04-14T15:22:29.982534799</dc:date>
    <dc:creator>sertac </dc:creator>
    <meta:editing-duration>P0D</meta:editing-duration>
    <meta:editing-cycles>1</meta:editing-cycles>
    <meta:document-statistic meta:table-count="0" meta:image-count="0" meta:object-count="0" meta:page-count="1" meta:paragraph-count="7" meta:word-count="11" meta:character-count="200" meta:non-whitespace-character-count="193"/>
    <meta:generator>LibreOffice/4.1.2.3$Linux_X86_64 LibreOffice_project/410m0$Build-3</meta:generator>
  </office:meta>
</office:document-meta>
</file>